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1000000C3164A140531220BF8.png" manifest:media-type="image/png"/>
  <manifest:file-entry manifest:full-path="Pictures/10000201000001D00000003039176D4D2E73B0DB.png" manifest:media-type="image/png"/>
  <manifest:file-entry manifest:full-path="Pictures/100002010000011F000000509F6853414D393CDA.png" manifest:media-type="image/png"/>
  <manifest:file-entry manifest:full-path="Pictures/100000000000026200000197649826DFE54984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Standard" style:master-page-name="Standard">
      <style:paragraph-properties style:page-number="auto"/>
    </style:style>
    <style:style style:name="P14"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15" style:family="paragraph" style:parent-style-name="Text_20_body">
      <style:text-properties officeooo:rsid="0112db82" officeooo:paragraph-rsid="0112db82"/>
    </style:style>
    <style:style style:name="P16" style:family="paragraph" style:parent-style-name="Text_20_body" style:list-style-name="L1">
      <style:text-properties officeooo:rsid="0112db82" officeooo:paragraph-rsid="0112db82"/>
    </style:style>
    <style:style style:name="P17" style:family="paragraph" style:parent-style-name="Text_20_body" style:list-style-name="L1">
      <style:text-properties officeooo:rsid="0112db82" officeooo:paragraph-rsid="01183aa3"/>
    </style:style>
    <style:style style:name="P18" style:family="paragraph" style:parent-style-name="Heading_20_1">
      <style:paragraph-properties fo:break-before="page"/>
      <style:text-properties officeooo:rsid="00649f48" officeooo:paragraph-rsid="00649f48"/>
    </style:style>
    <style:style style:name="P19" style:family="paragraph" style:parent-style-name="Heading_20_2">
      <style:text-properties officeooo:rsid="010fe073" officeooo:paragraph-rsid="010fe073"/>
    </style:style>
    <style:style style:name="T1" style:family="text">
      <style:text-properties officeooo:rsid="010b88dd"/>
    </style:style>
    <style:style style:name="T2" style:family="text">
      <style:text-properties officeooo:rsid="002b5b54"/>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daeeb"/>
    </style:style>
    <style:style style:name="T8" style:family="text">
      <style:text-properties style:font-name="Liberation Serif1" officeooo:rsid="011daeeb"/>
    </style:style>
    <style:style style:name="T9" style:family="text">
      <style:text-properties style:font-name="Liberation Seri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649826DFE54984B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11"><text:a xlink:type="simple" xlink:href="#__RefHeading__1316_824097905" text:style-name="Index_20_Link" text:visited-style-name="Index_20_Link">1 Objectif<text:tab/>3</text:a></text:p>
          <text:p text:style-name="P12"><text:a xlink:type="simple" xlink:href="#__RefHeading__1318_824097905" text:style-name="Index_20_Link" text:visited-style-name="Index_20_Link">1.1 Archétype<text:tab/>3</text:a></text:p>
          <text:p text:style-name="P12"><text:a xlink:type="simple" xlink:href="#__RefHeading__1320_824097905" text:style-name="Index_20_Link" text:visited-style-name="Index_20_Link">1.2 Règles du jeu<text:tab/>3</text:a></text:p>
          <text:p text:style-name="P12"><text:a xlink:type="simple" xlink:href="#__RefHeading__3406_1053578290" text:style-name="Index_20_Link" text:visited-style-name="Index_20_Link">1.3 Ressources<text:tab/>3</text:a></text:p>
        </text:index-body>
      </text:table-of-content>
      <text:p text:style-name="P3"/>
      <text:h text:style-name="P18" text:outline-level="1"><text:bookmark-start text:name="__RefHeading__1316_824097905"/>Objectif<text:bookmark-end text:name="__RefHeading__1316_824097905"/></text:h>
      <text:h text:style-name="P19"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4"/>
      <text:h text:style-name="P19" text:outline-level="2"><text:bookmark-start text:name="__RefHeading__3406_1053578290"/>Ressources<text:bookmark-end text:name="__RefHeading__3406_1053578290"/></text:h>
      <text:p text:style-name="P15">L’affichage du jeu repose principalement sur trois textures :</text:p>
      <text:list xml:id="list7054050707567184981" text:style-name="L1">
        <text:list-item>
          <text:p text:style-name="P16">une texture de 464 x 48 pixels correspondant aux tuiles du terrain, présentée dans la figure 2.</text:p>
        </text:list-item>
        <text:list-item>
          <text:p text:style-name="P17">une texture de 287 x 80 pixels correspondant aux tuiles des différentes unités, présentée dans la figure 3.</text:p>
        </text:list-item>
        <text:list-item>
          <text:p text:style-name="P17">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164A140531220BF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4</text:page-number></text:span><text:span text:style-name="MT1"> / </text:span><text:span text:style-name="MT1"><text:page-count>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9-24T16:39:44.002970872</dc:date>
    <meta:editing-duration>P8DT2H35M31S</meta:editing-duration>
    <meta:editing-cycles>233</meta:editing-cycles>
    <meta:generator>LibreOffice/5.1.6.2$Linux_X86_64 LibreOffice_project/10m0$Build-2</meta:generator>
    <meta:document-statistic meta:table-count="0" meta:image-count="4" meta:object-count="0" meta:page-count="4" meta:paragraph-count="22" meta:word-count="241" meta:character-count="1377" meta:non-whitespace-character-count="1157"/>
  </office:meta>
</office:document-meta>
</file>